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Nimbus Sans L" svg:font-family="'Nimbus Sans L'"/>
    <style:font-face style:name="Nimbus Mono L" svg:font-family="'Nimbus Mono L'" style:font-family-generic="modern" style:font-pitch="fixed"/>
    <style:font-face style:name="Nimbus Sans L1" svg:font-family="'Nimbus Sans L'" style:font-family-generic="swiss" style:font-pitch="variable"/>
    <style:font-face style:name="Gothic" svg:font-family="Gothic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Mono L"/>
    </style:style>
    <style:style style:name="T3" style:family="text">
      <style:text-properties style:font-name="Nimbus Sans L1"/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2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1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1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10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40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69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99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287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Plugin <text:s/>- Testing Sheet</text:p>
      <text:p text:style-name="P2"/>
      <text:p text:style-name="P2"><text:span text:style-name="T1">Author: </text:span>Radek Bartoň (<text:a xlink:type="simple" xlink:href="mailto:blackhex@post.cz">blackhex@post.cz</text:a>)</text:p>
      <text:p text:style-name="P2"><text:span text:style-name="T1">Plugin version:</text:span> 0.5</text:p>
      <text:p text:style-name="P2"><text:span text:style-name="T1">Sheet version:</text:span> 1.0</text:p>
      <text:p text:style-name="P3"/>
      <text:p text:style-name="P3">Note:</text:p>
      <text:p text:style-name="P3"/>
      <text:p text:style-name="P2">DISCUSSION_MODERATE permission always means that user has DISCUSSION_MODERATE permission appended and is moderator for relevant forum (or has DISCUSSION_ADMIN permission).</text:p>
      <text:p text:style-name="P3"/>
      <text:p text:style-name="P3">Init module:</text:p>
      <text:p text:style-name="P3"/>
      <text:p text:style-name="P2">After installing plugin adn running <text:span text:style-name="T2">trac-admin &lt;path_to_env&gt; upgrade</text:span><text:span text:style-name="T3"> all tables are created:</text:span></text:p>
      <text:p text:style-name="P2">Logged in as TRAC_ADMIN „Discussion“ button in main navigation bar is displayed and accesible:</text:p>
      <text:p text:style-name="P2"/>
      <text:p text:style-name="P3">Core module:</text:p>
      <text:p text:style-name="P3"/>
      <text:p text:style-name="P2">There is group oriented forum list under „Discussion“ main navigation bar button with DISCUSSION_VIEW permission:</text:p>
      <text:list text:style-name="L1">
        <text:list-item>
          <text:p text:style-name="P4">If there is no forums created message about this fact is displayed:</text:p>
        </text:list-item>
        <text:list-item>
          <text:p text:style-name="P4">There is „New Forum“ button with DISCUSSION_ADMIN permission:</text:p>
          <text:list>
            <text:list-item>
              <text:p text:style-name="P4">„New Forum“ button shows up „Add Forum“ form:</text:p>
            </text:list-item>
            <text:list-item>
              <text:p text:style-name="P4">„Cancel“ button is functional:</text:p>
            </text:list-item>
            <text:list-item>
              <text:p text:style-name="P4">„Submit“ button appends new forum to the forum list:</text:p>
            </text:list-item>
            <text:list-item>
              <text:p text:style-name="P4">Forums appended to group are displayed under that group:</text:p>
            </text:list-item>
          </text:list>
        </text:list-item>
      </text:list>
      <text:list text:style-name="L2">
        <text:list-item>
          <text:list>
            <text:list-item>
              <text:p text:style-name="P5">Empty groups are not displayed:</text:p>
            </text:list-item>
            <text:list-item>
              <text:p text:style-name="P5">There is group without header for ungrupped forums:</text:p>
            </text:list-item>
          </text:list>
        </text:list-item>
      </text:list>
      <text:p text:style-name="P2"/>
      <text:p text:style-name="P2">Clicking on forums table row appears list of topics of that forum:</text:p>
      <text:list text:style-name="L3">
        <text:list-item>
          <text:p text:style-name="P6">If there is no forums created message about this fact is displayed:</text:p>
        </text:list-item>
        <text:list-item>
          <text:p text:style-name="P6">There is „New Topic“ button with DISCUSSION_APPEND premission:</text:p>
          <text:list>
            <text:list-item>
              <text:p text:style-name="P6">„New Topic“ button shows up „Add Topic“ form:</text:p>
            </text:list-item>
            <text:list-item>
              <text:p text:style-name="P6">Authenthicated author name is filled in („anonymous“ otherwise):</text:p>
            </text:list-item>
            <text:list-item>
              <text:p text:style-name="P6">„Preview“ button is functional:</text:p>
            </text:list-item>
            <text:list-item>
              <text:p text:style-name="P6">„Cancel“ button is functional:</text:p>
            </text:list-item>
            <text:list-item>
              <text:p text:style-name="P6">„Submit“ button appends new topic to the forum:</text:p>
            </text:list-item>
          </text:list>
        </text:list-item>
        <text:list-item>
          <text:p text:style-name="P6">There is „Delete Forum“ button with DISCUSSION_ADMIN permission:</text:p>
        </text:list-item>
        <text:list-item>
          <text:p text:style-name="P6">Links in context navigation bar are functional:</text:p>
        </text:list-item>
      </text:list>
      <text:p text:style-name="P2"/>
      <text:p text:style-name="P2">Clicking on topics table row appears tree-oriented topic and messages view:</text:p>
      <text:list text:style-name="L4">
        <text:list-item>
          <text:p text:style-name="P7">Topic and all messages has „Reply“ and „Quote“ link with DISCUSSION_APPEND permission:</text:p>
          <text:list>
            <text:list-item>
              <text:p text:style-name="P7">„Reply“ and „Quote“ links shows up „Reply“ form:</text:p>
            </text:list-item>
            <text:list-item>
              <text:p text:style-name="P7">„Quote“ link fills up „Body“ field with previous message content:</text:p>
            </text:list-item>
          </text:list>
        </text:list-item>
      </text:list>
      <text:list text:style-name="L3">
        <text:list-item text:start-value="1">
          <text:list>
            <text:list-item text:start-value="1">
              <text:p text:style-name="P6">Authenthicated author name is filled in („anonymous“ otherwise):</text:p>
            </text:list-item>
          </text:list>
        </text:list-item>
      </text:list>
      <text:list text:style-name="L4">
        <text:list-item text:start-value="1">
          <text:list>
            <text:list-item text:start-value="1">
              <text:p text:style-name="P7">„Preview“ button is functional:</text:p>
            </text:list-item>
            <text:list-item>
              <text:p text:style-name="P7">„Cancel“ button is functional:</text:p>
            </text:list-item>
            <text:list-item>
              <text:p text:style-name="P7">„Reply“ button appends new message on right place in tree stucture:</text:p>
            </text:list-item>
          </text:list>
        </text:list-item>
        <text:list-item>
          <text:p text:style-name="P7">Messages has „Delete“ link with DISCUSSION_MODERATE permission:</text:p>
          <text:list>
            <text:list-item>
              <text:p text:style-name="P7">„Delete“ link erases whole message subtree:</text:p>
            </text:list-item>
          </text:list>
        </text:list-item>
        <text:list-item>
          <text:p text:style-name="P7">There is „Delete Topic“ button with DISCUSSION_MODERATE permission:</text:p>
          <text:list>
            <text:list-item>
              <text:p text:style-name="P7">„Delete Topic“ button deletes whole topic with all messages and shows up topic list:</text:p>
            </text:list-item>
          </text:list>
        </text:list-item>
        <text:list-item>
          <text:p text:style-name="P7">There is „Move Topic“ button with DISCUSSION_MODERATE permission:</text:p>
          <text:list>
            <text:list-item>
              <text:p text:style-name="P7">„Move Topic“ button shows up „Move Topic“ form:</text:p>
            </text:list-item>
            <text:list-item>
              <text:p text:style-name="P7">„Cancel“ button is functional</text:p>
            </text:list-item>
            <text:list-item>
              <text:p text:style-name="P7">„Submit“ button moves topic to new forum and displays list of topics in old forum:</text:p>
            </text:list-item>
          </text:list>
        </text:list-item>
      </text:list>
      <text:list text:style-name="L3">
        <text:list-item text:start-value="1">
          <text:p text:style-name="P6">Links in context navigation bar are functional:</text:p>
        </text:list-item>
      </text:list>
      <text:p text:style-name="P2"/>
      <text:p text:style-name="P8">Admin module:</text:p>
      <text:p text:style-name="P2"/>
      <text:p text:style-name="P2">„Admin“ button in main navigation bar is displayed with DISCUSSION_ADMIN permission:</text:p>
      <text:p text:style-name="P2">„Forums“ and „Forum Groups“ page are displayed with DISCUSSION_ADMIN permission:</text:p>
      <text:p text:style-name="P2">„Forums“ page displays list of all forums and „Add Forum“ form:</text:p>
      <text:list text:style-name="L3">
        <text:list-item text:start-value="1">
          <text:p text:style-name="P6">If there is no forums created message about this fact is displayed:</text:p>
        </text:list-item>
      </text:list>
      <text:list text:style-name="L5">
        <text:list-item>
          <text:p text:style-name="P9">Clicking on forums table line change „Add Forum“ form to „Edit Forum“ form:</text:p>
          <text:list>
            <text:list-item>
              <text:p text:style-name="P9">All fields are correctly filled up:</text:p>
            </text:list-item>
            <text:list-item>
              <text:p text:style-name="P9">„Cancel“ button changes „Edit Forum“ <text:s/>form back to „Add Forum“:</text:p>
            </text:list-item>
            <text:list-item>
              <text:p text:style-name="P9">„Edit“ button submits changes in selected forum:</text:p>
            </text:list-item>
          </text:list>
        </text:list-item>
        <text:list-item>
          <text:p text:style-name="P9">„Add“ button in „Add Forum“ form correctly appends new forum:</text:p>
        </text:list-item>
        <text:list-item>
          <text:p text:style-name="P9">There is „Remove selected items“ button:</text:p>
          <text:list>
            <text:list-item>
              <text:p text:style-name="P9">All selected forums are deleted by clicking on this button:</text:p>
            </text:list-item>
          </text:list>
        </text:list-item>
      </text:list>
      <text:p text:style-name="P2">„Forum Groups“ page displays list of all group and „Add Forum Group“ form:</text:p>
      <text:list text:style-name="L3">
        <text:list-item text:start-value="1">
          <text:p text:style-name="P6">If there is no groups created message about this fact is displayed:</text:p>
        </text:list-item>
      </text:list>
      <text:list text:style-name="L6">
        <text:list-item>
          <text:p text:style-name="P10">Clicking on groups table line change „Add Forum Group“ form to „Edit Forum Group“ form:</text:p>
          <text:list>
            <text:list-item>
              <text:p text:style-name="P10">All fields are correctly filled up:</text:p>
            </text:list-item>
            <text:list-item>
              <text:p text:style-name="P10">„Cancel“ button changes „Edit Forum Group“ <text:s/>form back to „Add Forum Group“:</text:p>
            </text:list-item>
            <text:list-item>
              <text:p text:style-name="P10">„Edit“ button submits changes in selected group:</text:p>
            </text:list-item>
          </text:list>
        </text:list-item>
        <text:list-item>
          <text:p text:style-name="P10">„Add“ button in „Add Forum Group“ form correctly appends new group:</text:p>
        </text:list-item>
        <text:list-item>
          <text:p text:style-name="P10">There is „Remove selected items“ button:</text:p>
          <text:list>
            <text:list-item>
              <text:p text:style-name="P10">All selected groups are deleted by clicking on this button:</text:p>
            </text:list-item>
          </text:list>
        </text:list-item>
      </text:list>
      <text:p text:style-name="P2"/>
      <text:p text:style-name="P8">Wiki module:</text:p>
      <text:p text:style-name="P2"/>
      <text:p text:style-name="P2"><text:span text:style-name="T2">[[ViewTopic]]</text:span> macro displays content of topic with subject named as current wiki page:</text:p>
      <text:list text:style-name="L7">
        <text:list-item>
          <text:p text:style-name="P11">„Reply“ and „Quote“ links shows up „Reply“ form:</text:p>
          <text:list>
            <text:list-item>
              <text:p text:style-name="P11">„Quote“ link fills up „Body“ field with previous message content:</text:p>
            </text:list-item>
            <text:list-item>
              <text:p text:style-name="P11">Authenthicated author name is filled in („anonymous“ otherwise):</text:p>
            </text:list-item>
            <text:list-item>
              <text:p text:style-name="P11">„Preview“ button is functional:</text:p>
            </text:list-item>
            <text:list-item>
              <text:p text:style-name="P11">„Cancel“ button is functional:</text:p>
            </text:list-item>
            <text:list-item>
              <text:p text:style-name="P11">„Reply“ button appends new message on right place in tree stucture:</text:p>
            </text:list-item>
          </text:list>
        </text:list-item>
        <text:list-item>
          <text:p text:style-name="P11">„Delete Topic“ button deletes topic:</text:p>
        </text:list-item>
      </text:list>
      <text:p text:style-name="P2"/>
      <text:p text:style-name="P2"><text:span text:style-name="T2">[[ViewTopic(&lt;subject&gt;)]]</text:span> macro displays content of topic with subject named as &lt;subject&gt;:</text:p>
      <text:list text:style-name="L7">
        <text:list-item>
          <text:p text:style-name="P11">„Reply“ and „Quote“ links shows up „Reply“ form:</text:p>
          <text:list>
            <text:list-item>
              <text:p text:style-name="P11">„Quote“ link fills up „Body“ field with previous message content:</text:p>
            </text:list-item>
            <text:list-item>
              <text:p text:style-name="P11">Authenthicated author name is filled in („anonymous“ otherwise):</text:p>
            </text:list-item>
            <text:list-item>
              <text:p text:style-name="P11">„Preview“ button is functional:</text:p>
            </text:list-item>
            <text:list-item>
              <text:p text:style-name="P11">„Cancel“ button is functional:</text:p>
            </text:list-item>
            <text:list-item>
              <text:p text:style-name="P11">„Reply“ button appends new message on right place in tree stucture:</text:p>
            </text:list-item>
          </text:list>
        </text:list-item>
        <text:list-item>
          <text:p text:style-name="P11">„Delete Topic“ button deletes topic:</text:p>
        </text:list-item>
      </text:list>
      <text:p text:style-name="P2"/>
      <text:p text:style-name="P2"><text:span text:style-name="T2">[forum:&lt;id&gt; &lt;description&gt;]</text:span> macro displays link to forum with id &lt;id&gt;:</text:p>
      <text:p text:style-name="P2"><text:span text:style-name="T2">[topic:&lt;id&gt; &lt;description&gt;]</text:span> macro displays link to topic with id &lt;id&gt;:</text:p>
      <text:p text:style-name="P2"><text:span text:style-name="T2">[message:&lt;id&gt; &lt;description&gt;]</text:span> macro displays link to message with id &lt;id&gt;:</text:p>
      <text:p text:style-name="P2"/>
      <text:p text:style-name="P8">Timeline module:</text:p>
      <text:p text:style-name="P2"/>
      <text:p text:style-name="P2">All new forums, topics and messages are displayed in timeline:</text:p>
      <text:p text:style-name="P2">All new forums, topics and messages are displayed in RSS:</text:p>
      <text:p text:style-name="P2"/>
      <text:p text:style-name="P8">Search module:</text:p>
      <text:p text:style-name="P2"/>
      <text:p text:style-name="P2">Content of topics and messages can be search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Nimbus Sans L" svg:font-family="'Nimbus Sans L'"/>
    <style:font-face style:name="Nimbus Mono L" svg:font-family="'Nimbus Mono L'" style:font-family-generic="modern" style:font-pitch="fixed"/>
    <style:font-face style:name="Nimbus Sans L1" svg:font-family="'Nimbus Sans L'" style:font-family-generic="swiss" style:font-pitch="variable"/>
    <style:font-face style:name="Gothic" svg:font-family="Gothic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cs" style:country-asian="CZ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cs" fo:country="CZ" style:font-name-asian="Luxi Sans" style:font-size-asian="12pt" style:language-asian="cs" style:country-asian="CZ" style:font-name-complex="Lucidasans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Gothic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Nimbus Sans L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Radek Bartoň</meta:initial-creator>
    <meta:creation-date>2006-07-27T14:00:13</meta:creation-date>
    <dc:creator>Radek Bartoň</dc:creator>
    <dc:date>2006-07-28T13:20:03</dc:date>
    <dc:language>cs-CZ</dc:language>
    <meta:editing-cycles>11</meta:editing-cycles>
    <meta:editing-duration>PT3H27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2" meta:word-count="777" meta:character-count="5033"/>
  </office:meta>
</office:document-meta>
</file>